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itterHandler.onError( Consumer &lt; Throwable &gt;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Controller.handleFlu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stController.handleFlux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activeTypeHandlerTests.deferredResultSubscriberWithOn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activeTypeHandlerTests.handleValue( Object returnValue , Class &lt; ? &gt; asyncType , ResolvableType generic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Controller.handleMo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mitterHandler.getValuesAs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TypeHandlerTests.writeServerSent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Controller.handleSing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activeTypeHandlerTests.writeServerSentEventsWithBuil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activeTypeHandlerTests.writeFluxOf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activeTypeHandlerTests.media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mitterHandler.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activeTypeHandlerTests.writeStreamJ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activeTypeHandlerTests.supports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ctiveTypeHandlerTests.testEmitterContentType( String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mitterHandler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itterHandler.send( Object data , MediaType medi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itterHandler.onCompletion( Runnable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activeTypeHandl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activeTypeHandlerTests.deferredResultSubscriberWithMultiple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stController.handle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activeTypeHandlerTests.testSseResponse( boolean expectSseEmit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activeTypeHandlerTests.res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activeTypeHandlerTests.testDeferredResultSubscriber( Object returnValue , Class &lt; ? &gt; asyncType , ResolvableType elementType , Runnable produceTask , Object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ar.Bar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itterHandler.onTimeout( Runnable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Controller.handleFluxSseEvent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activeTypeHandlerTests.deferredResultSubscriberWith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mitterHandler.completeWithError( Throwable fail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activeTypeHandlerTests.doesNotSuppor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TypeHandlerTests.deferredResultSubscriberWithNo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activeTypeHandlerTests.write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